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BT S.O.Cist.:onum" svg:font-family="'Bookman BT S.O.Cist.:onum'" style:font-family-generic="roman" style:font-pitch="variable"/>
    <style:font-face style:name="Liberation Sans" svg:font-family="'Liberation Sans'" style:font-family-generic="roman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2" svg:font-family="'Linux Libertine S.O.Cist.'" style:font-adornments="Regular" style:font-family-generic="modern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3630159" officeooo:paragraph-rsid="04b9d0fd"/>
    </style:style>
    <style:style style:name="P2" style:family="paragraph" style:parent-style-name="Footnote">
      <style:text-properties style:use-window-font-color="true" loext:opacity="0%" style:font-name="Linux Libertine S.O.Cist.1" fo:font-size="10pt" fo:language="la" fo:country="VA" fo:font-style="italic" officeooo:rsid="03630159" officeooo:paragraph-rsid="04b9d0fd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3" style:family="paragraph" style:parent-style-name="Footnote">
      <style:text-properties style:use-window-font-color="true" loext:opacity="0%" style:font-name="Linux Libertine S.O.Cist.1" fo:font-size="10pt" fo:language="la" fo:country="VA" fo:font-style="italic" officeooo:rsid="04b3a500" officeooo:paragraph-rsid="04b50421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4" style:family="paragraph" style:parent-style-name="Footnote">
      <style:paragraph-properties style:writing-mode="lr-tb"/>
      <style:text-properties officeooo:rsid="04b3a500" officeooo:paragraph-rsid="04b3a500"/>
    </style:style>
    <style:style style:name="P5" style:family="paragraph" style:parent-style-name="Footnote">
      <style:text-properties officeooo:paragraph-rsid="04b8243d"/>
    </style:style>
    <style:style style:name="P6" style:family="paragraph" style:parent-style-name="Menologium_20_-_20_Datum">
      <style:text-properties fo:font-size="17pt" fo:language="cs" fo:country="CZ" officeooo:paragraph-rsid="001cfa5e" style:font-size-asian="11pt" style:language-asian="zh" style:country-asian="CN" style:font-size-complex="11pt" style:language-complex="hi" style:country-complex="IN"/>
    </style:style>
    <style:style style:name="P7" style:family="paragraph" style:parent-style-name="Menologium_20_-_20_fundationes">
      <style:text-properties fo:font-size="16pt" fo:language="cs" fo:country="CZ" officeooo:paragraph-rsid="001cfa5e" style:font-size-asian="10pt" style:language-asian="zh" style:country-asian="CN" style:font-size-complex="10pt" style:language-complex="hi" style:country-complex="IN"/>
    </style:style>
    <style:style style:name="P8" style:family="paragraph" style:parent-style-name="Menologium_20_-_20_textus">
      <style:text-properties fo:language="cs" fo:country="CZ" officeooo:paragraph-rsid="001cfa5e" style:language-asian="zh" style:country-asian="CN" style:language-complex="hi" style:country-complex="IN"/>
    </style:style>
    <style:style style:name="P9" style:family="paragraph" style:parent-style-name="Menologium_20_-_20_textus">
      <style:paragraph-properties style:writing-mode="lr-tb"/>
      <style:text-properties fo:language="cs" fo:country="CZ" officeooo:paragraph-rsid="001cfa5e" style:language-asian="zh" style:country-asian="CN" style:language-complex="hi" style:country-complex="IN"/>
    </style:style>
    <style:style style:name="P10" style:family="paragraph" style:parent-style-name="Menologium_20_-_20_textus">
      <style:text-properties fo:font-size="17pt" fo:language="cs" fo:country="CZ" officeooo:paragraph-rsid="001cfa5e" style:font-size-asian="11pt" style:language-asian="zh" style:country-asian="CN" style:font-size-complex="11pt" style:language-complex="hi" style:country-complex="IN"/>
    </style:style>
    <style:style style:name="T1" style:family="text">
      <style:text-properties officeooo:rsid="04b9d0fd"/>
    </style:style>
    <style:style style:name="T2" style:family="text">
      <style:text-properties officeooo:rsid="0362c2c3"/>
    </style:style>
    <style:style style:name="T3" style:family="text">
      <style:text-properties fo:language="la" fo:country="VA" fo:font-style="italic" style:font-style-asian="italic" style:font-style-complex="italic"/>
    </style:style>
    <style:style style:name="T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officeooo:rsid="04b48b78"/>
    </style:style>
    <style:style style:name="T8" style:family="text">
      <style:text-properties fo:color="#0000ff" loext:opacity="100%" style:font-name="Linux Libertine S.O.Cist.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9" style:family="text">
      <style:text-properties fo:color="#0000ff" loext:opacity="100%" style:font-name="Linux Libertine S.O.Cist." fo:font-size="8pt" fo:language="cs" fo:country="CZ" fo:font-style="normal" officeooo:rsid="04b9d0f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" style:family="text">
      <style:text-properties fo:color="#0000ff" loext:opacity="100%" style:font-name="Linux Libertine S.O.Cist.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" style:family="text">
      <style:text-properties fo:color="#0000ff" loext:opacity="100%" style:font-name="Linux Libertine S.O.Cist." fo:font-size="8pt" fo:language="cs" fo:country="CZ" fo:font-style="normal" officeooo:rsid="04b8243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" style:family="text">
      <style:text-properties fo:color="#0000ff" loext:opacity="100%" style:font-name="Linux Libertine S.O.Cist." fo:font-size="8pt" fo:language="cs" fo:country="CZ" fo:font-style="normal" officeooo:rsid="04a1d33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" style:family="text">
      <style:text-properties officeooo:rsid="0363015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4b9d0fd" style:font-weight-asian="bold" style:font-weight-complex="bold"/>
    </style:style>
    <style:style style:name="T16" style:family="text">
      <style:text-properties fo:font-weight="bold" officeooo:rsid="04b3a500" style:font-weight-asian="bold" style:font-weight-complex="bold"/>
    </style:style>
    <style:style style:name="T17" style:family="text">
      <style:text-properties fo:font-weight="bold" officeooo:rsid="03cc96d2" style:font-weight-asian="bold" style:font-weight-complex="bold"/>
    </style:style>
    <style:style style:name="T18" style:family="text">
      <style:text-properties fo:font-weight="bold" officeooo:rsid="04b6fa7b" style:font-weight-asian="bold" style:font-weight-complex="bold"/>
    </style:style>
    <style:style style:name="T19" style:family="text">
      <style:text-properties fo:font-weight="normal" officeooo:rsid="04b9d0fd" style:font-weight-asian="normal" style:font-weight-complex="normal"/>
    </style:style>
    <style:style style:name="T20" style:family="text">
      <style:text-properties fo:font-weight="normal" officeooo:rsid="0362c2c3" style:font-weight-asian="normal" style:font-weight-complex="normal"/>
    </style:style>
    <style:style style:name="T21" style:family="text">
      <style:text-properties fo:font-weight="normal" officeooo:rsid="03630159" style:font-weight-asian="normal" style:font-weight-complex="normal"/>
    </style:style>
    <style:style style:name="T22" style:family="text">
      <style:text-properties fo:font-weight="normal" officeooo:rsid="04b48b78" style:font-weight-asian="normal" style:font-weight-complex="normal"/>
    </style:style>
    <style:style style:name="T23" style:family="text">
      <style:text-properties fo:font-weight="normal" officeooo:rsid="04aec2f7" style:font-weight-asian="normal" style:font-weight-complex="normal"/>
    </style:style>
    <style:style style:name="T24" style:family="text">
      <style:text-properties fo:font-weight="normal" officeooo:rsid="01bf4d19" style:font-weight-asian="normal" style:font-weight-complex="normal"/>
    </style:style>
    <style:style style:name="T25" style:family="text">
      <style:text-properties fo:font-weight="normal" officeooo:rsid="01e585c3" style:font-weight-asian="normal" style:font-weight-complex="normal"/>
    </style:style>
    <style:style style:name="T26" style:family="text">
      <style:text-properties officeooo:rsid="04ba21c0"/>
    </style:style>
    <style:style style:name="T27" style:family="text">
      <style:text-properties officeooo:rsid="04bb9f69"/>
    </style:style>
    <style:style style:name="T28" style:family="text">
      <style:text-properties officeooo:rsid="04ba818a"/>
    </style:style>
    <style:style style:name="T29" style:family="text">
      <style:text-properties officeooo:rsid="04b3a500"/>
    </style:style>
    <style:style style:name="T30" style:family="text">
      <style:text-properties officeooo:rsid="04b48b78"/>
    </style:style>
    <style:style style:name="T31" style:family="text">
      <style:text-properties officeooo:rsid="04b3c8ec"/>
    </style:style>
    <style:style style:name="T32" style:family="text">
      <style:text-properties officeooo:rsid="04b3fd4b"/>
    </style:style>
    <style:style style:name="T33" style:family="text">
      <style:text-properties officeooo:rsid="04b50421"/>
    </style:style>
    <style:style style:name="T34" style:family="text">
      <style:text-properties officeooo:rsid="04b6fa7b"/>
    </style:style>
    <style:style style:name="T35" style:family="text">
      <style:text-properties officeooo:rsid="01e520c2"/>
    </style:style>
    <style:style style:name="T36" style:family="text">
      <style:text-properties officeooo:rsid="01e585c3"/>
    </style:style>
    <style:style style:name="T37" style:family="text">
      <style:text-properties officeooo:rsid="01ea1698"/>
    </style:style>
    <style:style style:name="T38" style:family="text">
      <style:text-properties officeooo:rsid="01e76e4c"/>
    </style:style>
    <style:style style:name="T39" style:family="text">
      <style:text-properties officeooo:rsid="04b89e8e"/>
    </style:style>
    <style:style style:name="T40" style:family="text">
      <style:text-properties officeooo:rsid="04b8a5f6"/>
    </style:style>
    <style:style style:name="T41" style:family="text">
      <style:text-properties fo:font-size="13pt" style:font-size-asian="11pt" style:font-size-complex="11pt"/>
    </style:style>
    <style:style style:name="T42" style:family="text">
      <style:text-properties fo:font-size="13pt" officeooo:rsid="04b3a500" style:font-size-asian="11pt" style:font-size-complex="11pt"/>
    </style:style>
    <style:style style:name="T43" style:family="text">
      <style:text-properties fo:font-size="13pt" officeooo:rsid="04b48b78" style:font-size-asian="11pt" style:font-size-complex="11pt"/>
    </style:style>
    <style:style style:name="T44" style:family="text">
      <style:text-properties fo:font-size="13pt" officeooo:rsid="04b3fd4b" style:font-size-asian="11pt" style:font-size-complex="11pt"/>
    </style:style>
    <style:style style:name="T45" style:family="text">
      <style:text-properties fo:font-size="13pt" officeooo:rsid="04b9d0fd" style:font-size-asian="11pt" style:font-size-complex="11pt"/>
    </style:style>
    <style:style style:name="T46" style:family="text">
      <style:text-properties fo:font-size="13pt" officeooo:rsid="04b50421" style:font-size-asian="11pt" style:font-size-complex="11pt"/>
    </style:style>
    <style:style style:name="T47" style:family="text">
      <style:text-properties fo:font-size="13pt" officeooo:rsid="04b6fa7b" style:font-size-asian="11pt" style:font-size-complex="11pt"/>
    </style:style>
    <style:style style:name="T48" style:family="text">
      <style:text-properties fo:font-size="13pt" officeooo:rsid="01e520c2" style:font-size-asian="11pt" style:font-size-complex="11pt"/>
    </style:style>
    <style:style style:name="T49" style:family="text">
      <style:text-properties fo:font-size="13pt" officeooo:rsid="01e585c3" style:font-size-asian="11pt" style:font-size-complex="11pt"/>
    </style:style>
    <style:style style:name="T50" style:family="text">
      <style:text-properties fo:font-size="13pt" officeooo:rsid="04b89e8e" style:font-size-asian="11pt" style:font-size-complex="11pt"/>
    </style:style>
    <style:style style:name="T51" style:family="text">
      <style:text-properties fo:font-size="13pt" officeooo:rsid="0362c2c3" style:font-size-asian="11pt" style:font-size-complex="11pt"/>
    </style:style>
    <style:style style:name="T52" style:family="text">
      <style:text-properties fo:font-size="13pt" officeooo:rsid="03630159" style:font-size-asian="11pt" style:font-size-complex="11pt"/>
    </style:style>
    <style:style style:name="T53" style:family="text">
      <style:text-properties fo:font-size="13pt" officeooo:rsid="04ba21c0" style:font-size-asian="11pt" style:font-size-complex="11pt"/>
    </style:style>
    <style:style style:name="T54" style:family="text">
      <style:text-properties fo:font-size="13pt" officeooo:rsid="04bb9f69" style:font-size-asian="11pt" style:font-size-complex="11pt"/>
    </style:style>
    <style:style style:name="T55" style:family="text">
      <style:text-properties fo:font-size="13pt" officeooo:rsid="04ba818a" style:font-size-asian="11pt" style:font-size-complex="11pt"/>
    </style:style>
    <style:style style:name="T56" style:family="text">
      <style:text-properties fo:font-size="13pt" fo:font-weight="bold" style:font-size-asian="11pt" style:font-weight-asian="bold" style:font-size-complex="11pt" style:font-weight-complex="bold"/>
    </style:style>
    <style:style style:name="T57" style:family="text">
      <style:text-properties fo:font-size="13pt" fo:font-weight="bold" officeooo:rsid="04b3a500" style:font-size-asian="11pt" style:font-weight-asian="bold" style:font-size-complex="11pt" style:font-weight-complex="bold"/>
    </style:style>
    <style:style style:name="T58" style:family="text">
      <style:text-properties fo:font-size="13pt" fo:font-weight="bold" officeooo:rsid="03cc96d2" style:font-size-asian="11pt" style:font-weight-asian="bold" style:font-size-complex="11pt" style:font-weight-complex="bold"/>
    </style:style>
    <style:style style:name="T59" style:family="text">
      <style:text-properties fo:font-size="13pt" fo:font-weight="bold" officeooo:rsid="04b6fa7b" style:font-size-asian="11pt" style:font-weight-asian="bold" style:font-size-complex="11pt" style:font-weight-complex="bold"/>
    </style:style>
    <style:style style:name="T60" style:family="text">
      <style:text-properties fo:font-size="13pt" fo:font-weight="bold" officeooo:rsid="04b9d0fd" style:font-size-asian="11pt" style:font-weight-asian="bold" style:font-size-complex="11pt" style:font-weight-complex="bold"/>
    </style:style>
    <style:style style:name="T61" style:family="text">
      <style:text-properties fo:font-size="13pt" fo:font-weight="normal" officeooo:rsid="04b48b78" style:font-size-asian="11pt" style:font-weight-asian="normal" style:font-size-complex="11pt" style:font-weight-complex="normal"/>
    </style:style>
    <style:style style:name="T62" style:family="text">
      <style:text-properties fo:font-size="13pt" fo:font-weight="normal" officeooo:rsid="04aec2f7" style:font-size-asian="11pt" style:font-weight-asian="normal" style:font-size-complex="11pt" style:font-weight-complex="normal"/>
    </style:style>
    <style:style style:name="T63" style:family="text">
      <style:text-properties fo:font-size="13pt" fo:font-weight="normal" officeooo:rsid="04b9d0fd" style:font-size-asian="11pt" style:font-weight-asian="normal" style:font-size-complex="11pt" style:font-weight-complex="normal"/>
    </style:style>
    <style:style style:name="T64" style:family="text">
      <style:text-properties fo:font-size="13pt" fo:font-weight="normal" officeooo:rsid="01bf4d19" style:font-size-asian="11pt" style:font-weight-asian="normal" style:font-size-complex="11pt" style:font-weight-complex="normal"/>
    </style:style>
    <style:style style:name="T65" style:family="text">
      <style:text-properties fo:font-size="13pt" fo:font-weight="normal" officeooo:rsid="01e585c3" style:font-size-asian="11pt" style:font-weight-asian="normal" style:font-size-complex="11pt" style:font-weight-complex="normal"/>
    </style:style>
    <style:style style:name="T66" style:family="text">
      <style:text-properties fo:font-size="13pt" fo:font-weight="normal" officeooo:rsid="0362c2c3" style:font-size-asian="11pt" style:font-weight-asian="normal" style:font-size-complex="11pt" style:font-weight-complex="normal"/>
    </style:style>
    <style:style style:name="T67" style:family="text">
      <style:text-properties fo:font-size="13pt" fo:font-weight="normal" officeooo:rsid="03630159" style:font-size-asian="11pt" style:font-weight-asian="normal" style:font-size-complex="11pt" style:font-weight-complex="normal"/>
    </style:style>
    <style:style style:name="T68" style:family="text">
      <style:text-properties fo:font-size="13pt" fo:language="fr" fo:country="FR" officeooo:rsid="04b48b78" style:font-size-asian="11pt" style:font-size-complex="11pt"/>
    </style:style>
    <style:style style:name="T69" style:family="text">
      <style:text-properties fo:font-size="11pt" officeooo:rsid="04b3a500" style:font-size-asian="11pt" style:font-size-complex="11pt"/>
    </style:style>
    <style:style style:name="T70" style:family="text">
      <style:text-properties fo:font-size="11pt" officeooo:rsid="04b9d0fd" style:font-size-asian="11pt" style:font-size-complex="11pt"/>
    </style:style>
    <style:style style:name="T71" style:family="text">
      <style:text-properties fo:font-size="11pt" officeooo:rsid="01e585c3" style:font-size-asian="11pt" style:font-size-complex="11pt"/>
    </style:style>
    <style:style style:name="T72" style:family="text">
      <style:text-properties fo:font-size="11pt" officeooo:rsid="0362c2c3" style:font-size-asian="11pt" style:font-size-complex="11pt"/>
    </style:style>
    <style:style style:name="T73" style:family="text">
      <style:text-properties fo:font-size="11pt" officeooo:rsid="03630159" style:font-size-asian="11pt" style:font-size-complex="11pt"/>
    </style:style>
    <style:style style:name="T74" style:family="text">
      <style:text-properties fo:font-size="11pt" officeooo:rsid="04ba21c0" style:font-size-asian="11pt" style:font-size-complex="11pt"/>
    </style:style>
    <style:style style:name="T75" style:family="text">
      <style:text-properties fo:font-size="11pt" fo:font-weight="normal" officeooo:rsid="04b48b78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4aec2f7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4b9d0fd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1bf4d19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1e585c3" style:font-size-asian="11pt" style:font-weight-asian="normal" style:font-size-complex="11pt" style:font-weight-complex="normal"/>
    </style:style>
    <style:style style:name="T80" style:family="text">
      <style:text-properties fo:font-size="11pt" fo:font-weight="normal" officeooo:rsid="0362c2c3" style:font-size-asian="11pt" style:font-weight-asian="normal" style:font-size-complex="11pt" style:font-weight-complex="normal"/>
    </style:style>
    <style:style style:name="T81" style:family="text">
      <style:text-properties fo:font-size="11pt" fo:font-weight="normal" officeooo:rsid="03630159" style:font-size-asian="11pt" style:font-weight-asian="normal" style:font-size-complex="11pt" style:font-weight-complex="normal"/>
    </style:style>
    <style:style style:name="T82" style:family="text">
      <style:text-properties fo:font-size="15pt" style:font-size-asian="11pt" style:font-size-complex="11pt"/>
    </style:style>
    <style:style style:name="T83" style:family="text">
      <style:text-properties fo:font-size="15pt" officeooo:rsid="04b3a500" style:font-size-asian="11pt" style:font-size-complex="11pt"/>
    </style:style>
    <style:style style:name="T84" style:family="text">
      <style:text-properties fo:font-size="15pt" officeooo:rsid="04b48b78" style:font-size-asian="11pt" style:font-size-complex="11pt"/>
    </style:style>
    <style:style style:name="T85" style:family="text">
      <style:text-properties fo:font-size="15pt" officeooo:rsid="04b3fd4b" style:font-size-asian="11pt" style:font-size-complex="11pt"/>
    </style:style>
    <style:style style:name="T86" style:family="text">
      <style:text-properties fo:font-size="15pt" officeooo:rsid="04b9d0fd" style:font-size-asian="11pt" style:font-size-complex="11pt"/>
    </style:style>
    <style:style style:name="T87" style:family="text">
      <style:text-properties fo:font-size="15pt" officeooo:rsid="04b50421" style:font-size-asian="11pt" style:font-size-complex="11pt"/>
    </style:style>
    <style:style style:name="T88" style:family="text">
      <style:text-properties fo:font-size="15pt" officeooo:rsid="04b6fa7b" style:font-size-asian="11pt" style:font-size-complex="11pt"/>
    </style:style>
    <style:style style:name="T89" style:family="text">
      <style:text-properties fo:font-size="15pt" officeooo:rsid="01e520c2" style:font-size-asian="11pt" style:font-size-complex="11pt"/>
    </style:style>
    <style:style style:name="T90" style:family="text">
      <style:text-properties fo:font-size="15pt" officeooo:rsid="01e585c3" style:font-size-asian="11pt" style:font-size-complex="11pt"/>
    </style:style>
    <style:style style:name="T91" style:family="text">
      <style:text-properties fo:font-size="15pt" officeooo:rsid="04b89e8e" style:font-size-asian="11pt" style:font-size-complex="11pt"/>
    </style:style>
    <style:style style:name="T92" style:family="text">
      <style:text-properties fo:font-size="15pt" officeooo:rsid="0362c2c3" style:font-size-asian="11pt" style:font-size-complex="11pt"/>
    </style:style>
    <style:style style:name="T93" style:family="text">
      <style:text-properties fo:font-size="15pt" officeooo:rsid="04ba21c0" style:font-size-asian="11pt" style:font-size-complex="11pt"/>
    </style:style>
    <style:style style:name="T94" style:family="text">
      <style:text-properties fo:font-size="15pt" officeooo:rsid="04bb9f69" style:font-size-asian="11pt" style:font-size-complex="11pt"/>
    </style:style>
    <style:style style:name="T95" style:family="text">
      <style:text-properties fo:font-size="15pt" officeooo:rsid="04ba818a" style:font-size-asian="11pt" style:font-size-complex="11pt"/>
    </style:style>
    <style:style style:name="T96" style:family="text">
      <style:text-properties fo:font-size="15pt" officeooo:rsid="03630159" style:font-size-asian="11pt" style:font-size-complex="11pt"/>
    </style:style>
    <style:style style:name="T97" style:family="text">
      <style:text-properties fo:font-size="15pt" fo:font-weight="bold" style:font-size-asian="11pt" style:font-weight-asian="bold" style:font-size-complex="11pt" style:font-weight-complex="bold"/>
    </style:style>
    <style:style style:name="T98" style:family="text">
      <style:text-properties fo:font-size="15pt" fo:font-weight="bold" officeooo:rsid="04b3a500" style:font-size-asian="11pt" style:font-weight-asian="bold" style:font-size-complex="11pt" style:font-weight-complex="bold"/>
    </style:style>
    <style:style style:name="T99" style:family="text">
      <style:text-properties fo:font-size="15pt" fo:font-weight="bold" officeooo:rsid="03cc96d2" style:font-size-asian="11pt" style:font-weight-asian="bold" style:font-size-complex="11pt" style:font-weight-complex="bold"/>
    </style:style>
    <style:style style:name="T100" style:family="text">
      <style:text-properties fo:font-size="15pt" fo:font-weight="bold" officeooo:rsid="04b6fa7b" style:font-size-asian="11pt" style:font-weight-asian="bold" style:font-size-complex="11pt" style:font-weight-complex="bold"/>
    </style:style>
    <style:style style:name="T101" style:family="text">
      <style:text-properties fo:font-size="15pt" fo:font-weight="bold" officeooo:rsid="04b9d0fd" style:font-size-asian="11pt" style:font-weight-asian="bold" style:font-size-complex="11pt" style:font-weight-complex="bold"/>
    </style:style>
    <style:style style:name="T102" style:family="text">
      <style:text-properties fo:font-size="15pt" fo:font-weight="normal" officeooo:rsid="04b48b78" style:font-size-asian="11pt" style:font-weight-asian="normal" style:font-size-complex="11pt" style:font-weight-complex="normal"/>
    </style:style>
    <style:style style:name="T103" style:family="text">
      <style:text-properties fo:font-size="15pt" fo:font-weight="normal" officeooo:rsid="04b9d0fd" style:font-size-asian="11pt" style:font-weight-asian="normal" style:font-size-complex="11pt" style:font-weight-complex="normal"/>
    </style:style>
    <style:style style:name="T104" style:family="text">
      <style:text-properties fo:font-size="15pt" fo:font-weight="normal" officeooo:rsid="04aec2f7" style:font-size-asian="11pt" style:font-weight-asian="normal" style:font-size-complex="11pt" style:font-weight-complex="normal"/>
    </style:style>
    <style:style style:name="T105" style:family="text">
      <style:text-properties fo:font-size="15pt" fo:font-weight="normal" officeooo:rsid="01bf4d19" style:font-size-asian="11pt" style:font-weight-asian="normal" style:font-size-complex="11pt" style:font-weight-complex="normal"/>
    </style:style>
    <style:style style:name="T106" style:family="text">
      <style:text-properties fo:font-size="15pt" fo:font-weight="normal" officeooo:rsid="01e585c3" style:font-size-asian="11pt" style:font-weight-asian="normal" style:font-size-complex="11pt" style:font-weight-complex="normal"/>
    </style:style>
    <style:style style:name="T107" style:family="text">
      <style:text-properties fo:font-size="15pt" fo:font-weight="normal" officeooo:rsid="0362c2c3" style:font-size-asian="11pt" style:font-weight-asian="normal" style:font-size-complex="11pt" style:font-weight-complex="normal"/>
    </style:style>
    <style:style style:name="T108" style:family="text">
      <style:text-properties fo:font-size="15pt" fo:font-weight="normal" officeooo:rsid="03630159" style:font-size-asian="11pt" style:font-weight-asian="normal" style:font-size-complex="11pt" style:font-weight-complex="normal"/>
    </style:style>
    <style:style style:name="T109" style:family="text">
      <style:text-properties fo:font-size="15pt" fo:language="fr" fo:country="FR" officeooo:rsid="04b48b78" style:font-size-asian="11pt" style:font-size-complex="11pt"/>
    </style:style>
    <style:style style:name="T110" style:family="text">
      <style:text-properties fo:font-size="17pt" style:font-size-asian="11pt" style:font-size-complex="11pt"/>
    </style:style>
    <style:style style:name="T111" style:family="text">
      <style:text-properties fo:font-size="17pt" officeooo:rsid="04b3a500" style:font-size-asian="11pt" style:font-size-complex="11pt"/>
    </style:style>
    <style:style style:name="T112" style:family="text">
      <style:text-properties fo:font-size="17pt" officeooo:rsid="04b48b78" style:font-size-asian="11pt" style:font-size-complex="11pt"/>
    </style:style>
    <style:style style:name="T113" style:family="text">
      <style:text-properties fo:font-size="17pt" officeooo:rsid="04b3fd4b" style:font-size-asian="11pt" style:font-size-complex="11pt"/>
    </style:style>
    <style:style style:name="T114" style:family="text">
      <style:text-properties fo:font-size="17pt" officeooo:rsid="04b9d0fd" style:font-size-asian="11pt" style:font-size-complex="11pt"/>
    </style:style>
    <style:style style:name="T115" style:family="text">
      <style:text-properties fo:font-size="17pt" officeooo:rsid="04b50421" style:font-size-asian="11pt" style:font-size-complex="11pt"/>
    </style:style>
    <style:style style:name="T116" style:family="text">
      <style:text-properties fo:font-size="17pt" officeooo:rsid="04b6fa7b" style:font-size-asian="11pt" style:font-size-complex="11pt"/>
    </style:style>
    <style:style style:name="T117" style:family="text">
      <style:text-properties fo:font-size="17pt" officeooo:rsid="01e520c2" style:font-size-asian="11pt" style:font-size-complex="11pt"/>
    </style:style>
    <style:style style:name="T118" style:family="text">
      <style:text-properties fo:font-size="17pt" officeooo:rsid="01e585c3" style:font-size-asian="11pt" style:font-size-complex="11pt"/>
    </style:style>
    <style:style style:name="T119" style:family="text">
      <style:text-properties fo:font-size="17pt" officeooo:rsid="04b89e8e" style:font-size-asian="11pt" style:font-size-complex="11pt"/>
    </style:style>
    <style:style style:name="T120" style:family="text">
      <style:text-properties fo:font-size="17pt" officeooo:rsid="0362c2c3" style:font-size-asian="11pt" style:font-size-complex="11pt"/>
    </style:style>
    <style:style style:name="T121" style:family="text">
      <style:text-properties fo:font-size="17pt" officeooo:rsid="04ba21c0" style:font-size-asian="11pt" style:font-size-complex="11pt"/>
    </style:style>
    <style:style style:name="T122" style:family="text">
      <style:text-properties fo:font-size="17pt" officeooo:rsid="04bb9f69" style:font-size-asian="11pt" style:font-size-complex="11pt"/>
    </style:style>
    <style:style style:name="T123" style:family="text">
      <style:text-properties fo:font-size="17pt" officeooo:rsid="04ba818a" style:font-size-asian="11pt" style:font-size-complex="11pt"/>
    </style:style>
    <style:style style:name="T124" style:family="text">
      <style:text-properties fo:font-size="17pt" fo:font-weight="bold" style:font-size-asian="11pt" style:font-weight-asian="bold" style:font-size-complex="11pt" style:font-weight-complex="bold"/>
    </style:style>
    <style:style style:name="T125" style:family="text">
      <style:text-properties fo:font-size="17pt" fo:font-weight="bold" officeooo:rsid="04b3a500" style:font-size-asian="11pt" style:font-weight-asian="bold" style:font-size-complex="11pt" style:font-weight-complex="bold"/>
    </style:style>
    <style:style style:name="T126" style:family="text">
      <style:text-properties fo:font-size="17pt" fo:font-weight="bold" officeooo:rsid="03cc96d2" style:font-size-asian="11pt" style:font-weight-asian="bold" style:font-size-complex="11pt" style:font-weight-complex="bold"/>
    </style:style>
    <style:style style:name="T127" style:family="text">
      <style:text-properties fo:font-size="17pt" fo:font-weight="bold" officeooo:rsid="04b6fa7b" style:font-size-asian="11pt" style:font-weight-asian="bold" style:font-size-complex="11pt" style:font-weight-complex="bold"/>
    </style:style>
    <style:style style:name="T128" style:family="text">
      <style:text-properties fo:font-size="17pt" fo:font-weight="bold" officeooo:rsid="04b9d0fd" style:font-size-asian="11pt" style:font-weight-asian="bold" style:font-size-complex="11pt" style:font-weight-complex="bold"/>
    </style:style>
    <style:style style:name="T129" style:family="text">
      <style:text-properties fo:font-size="17pt" fo:font-weight="normal" officeooo:rsid="04b48b78" style:font-size-asian="11pt" style:font-weight-asian="normal" style:font-size-complex="11pt" style:font-weight-complex="normal"/>
    </style:style>
    <style:style style:name="T130" style:family="text">
      <style:text-properties fo:font-size="17pt" fo:font-weight="normal" officeooo:rsid="04b9d0fd" style:font-size-asian="11pt" style:font-weight-asian="normal" style:font-size-complex="11pt" style:font-weight-complex="normal"/>
    </style:style>
    <style:style style:name="T131" style:family="text">
      <style:text-properties fo:font-size="17pt" fo:language="fr" fo:country="FR" officeooo:rsid="04b48b78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7. září.</text:p>
      <text:p text:style-name="P8"><text:span text:style-name="T111">Ve Francii</text:span><text:span text:style-name="T110">, </text:span><text:span text:style-name="T124">b</text:span><text:span text:style-name="T125">lahoslavený</text:span><text:span text:style-name="T110"> </text:span><text:span text:style-name="T124">Guic</text:span><text:span text:style-name="T126">h</text:span><text:span text:style-name="T124">ard </text:span><text:span text:style-name="T129">[</text:span><text:span text:style-name="Menologium_20_-_20_pronuntiatio"><text:span text:style-name="T102">gišár</text:span></text:span><text:span text:style-name="T129">]</text:span><text:span text:style-name="T110">, Arci</text:span><text:span text:style-name="T111">b</text:span><text:span text:style-name="T110">is</text:span><text:span text:style-name="T111">ku</text:span><text:span text:style-name="T110">p </text:span><text:span text:style-name="T111">lyonský</text:span><text:span text:style-name="T110">, </text:span><text:span text:style-name="T111">nazvaný sobě rovným </text:span><text:span text:style-name="T110">«</text:span><text:span text:style-name="T111">muž</text:span><text:span text:style-name="T112">em</text:span><text:span text:style-name="T111"> neporovnatelné svatosti</text:span><text:span text:style-name="T110">». </text:span><text:span text:style-name="T111">Z mnicha kláštera </text:span><text:span text:style-name="T110">Cîteaux </text:span><text:span text:style-name="T111">se stal Opatem kláštera </text:span><text:span text:style-name="T110">Ponti</text:span><text:span text:style-name="T111">g</text:span><text:span text:style-name="T110">n</text:span><text:span text:style-name="T111">y</text:span><text:span text:style-name="T111"><text:note text:id="ftn73" text:note-class="footnote"><text:note-citation>1</text:note-citation><text:note-body><text:p text:style-name="P4"><text:span text:style-name="T3">Pontiniacum</text:span>, <text:span text:style-name="T5">Abbaye de Pontigny</text:span> byla jedna z prvních čtyř dcer Cîteaux. Leží asi 180 km od mateřského kláštera nedaleko Auxerre <text:span text:style-name="T31">na severozápadě Burgundska. Založen 1114, zrušen 1791.</text:span></text:p></text:note-body></text:note></text:span><text:span text:style-name="T111"> [</text:span><text:span text:style-name="Menologium_20_-_20_pronuntiatio"><text:span text:style-name="T83">pontyňi</text:span></text:span><text:span text:style-name="T111">],</text:span><text:span text:style-name="T110"> </text:span><text:span text:style-name="T113">a téměř po třicet let vládl tomuto klášteru</text:span><text:span text:style-name="T110"> </text:span><text:span text:style-name="T113">a založil z něj mnoho klášterů nových</text:span><text:span text:style-name="T110">. </text:span><text:span text:style-name="T113">Hodně znamenal pro Svatého Otce </text:span><text:span text:style-name="T110">Alexandr</text:span><text:span text:style-name="T113">a</text:span><text:span text:style-name="T110"> </text:span><text:span text:style-name="T113">III</text:span><text:span text:style-name="T110">., </text:span><text:span text:style-name="T113">který se v čase rozkolu utekl do Francie</text:span><text:span text:style-name="T110">. </text:span><text:span text:style-name="T112">Se souhlasem téhož Pastýře celé Církve nalezl </text:span><text:span text:style-name="T110">S</text:span><text:span text:style-name="T112">vatý</text:span><text:span text:style-name="T110"> Tom</text:span><text:span text:style-name="T112">áš,</text:span><text:span text:style-name="T110"> Arci</text:span><text:span text:style-name="T112">b</text:span><text:span text:style-name="T110">is</text:span><text:span text:style-name="T112">ku</text:span><text:span text:style-name="T110">p </text:span><text:span text:style-name="T112">z</text:span><text:span text:style-name="T110"> Cant</text:span><text:span text:style-name="T112">e</text:span><text:span text:style-name="T110">r</text:span><text:span text:style-name="T112">bury </text:span><text:span text:style-name="T114">[</text:span><text:span text:style-name="Menologium_20_-_20_pronuntiatio"><text:span text:style-name="T86">kant</text:span></text:span><text:span text:style-name="Menologium_20_-_20_pronuntiatio"><text:span text:style-name="T104">ə</text:span></text:span><text:span text:style-name="Menologium_20_-_20_pronuntiatio"><text:span text:style-name="T103">bery</text:span></text:span><text:span text:style-name="T114">]</text:span><text:span text:style-name="T112">, ve svém vyhnanství útočiště</text:span><text:span text:style-name="T110"> </text:span><text:span text:style-name="T112">v </text:span><text:span text:style-name="T110">Ponti</text:span><text:span text:style-name="T112">g</text:span><text:span text:style-name="T110">n</text:span><text:span text:style-name="T112">y</text:span><text:span text:style-name="T110">, </text:span><text:span text:style-name="T112">aby tam našel též pohostinnost a pomoc</text:span><text:span text:style-name="T110">. </text:span><text:span text:style-name="T112">Niterné přátelství spojilo svatého Biskupa s blahoslaveným Opatem</text:span><text:span text:style-name="T110">. </text:span><text:span text:style-name="T112">Později pak dílem téhož Svatého </text:span><text:span text:style-name="T110">Tom</text:span><text:span text:style-name="T112">áše i jiných ctihodných mužů</text:span><text:span text:style-name="T110">, </text:span><text:span text:style-name="T112">jej pak týž Svatý Otec ustanovil Arcibiskupem lyonským</text:span><text:span text:style-name="T110">, </text:span><text:span text:style-name="T114">a</text:span><text:span text:style-name="T112"> pak jej také v </text:span><text:span text:style-name="T131">Montpellier</text:span><text:span text:style-name="T112"> vysvětil</text:span><text:span text:style-name="T110">. </text:span><text:span text:style-name="T112">Poté byl také ustanoven </text:span><text:span text:style-name="T110">Primas</text:span><text:span text:style-name="T112">em Francie a Vyslancem Apoštolského Stolce</text:span><text:span text:style-name="T110">. </text:span><text:span text:style-name="T115">Vypráví se, že byl také vynikající básník</text:span><text:span text:style-name="T110">, </text:span><text:span text:style-name="T115">a v tomto umění použ</text:span><text:span text:style-name="T114">íva</text:span><text:span text:style-name="T115">l ostrý břit i živost svého rozumu</text:span><text:span text:style-name="T110">, </text:span><text:span text:style-name="T115">aby ukázal vážnost mravů v ostatních záležitostech</text:span><text:span text:style-name="T110">. Po</text:span><text:span text:style-name="T115">té, co patnáct let řídil osudy své diecéze</text:span><text:span text:style-name="T110">, </text:span><text:span text:style-name="T115">odešel z tohoto údolí smrti</text:span><text:span text:style-name="T110">,</text:span><text:span text:style-name="T110"><text:note text:id="ftn74" text:note-class="footnote"><text:note-citation>2</text:note-citation><text:note-body><text:p text:style-name="P3">a mortali hac statione</text:p></text:note-body></text:note></text:span><text:span text:style-name="T110"> </text:span><text:span text:style-name="T115">pravděpodobně roku </text:span><text:span text:style-name="T110">1181; </text:span><text:span text:style-name="T115">a jeho tělo pak bylo převezeno do </text:span><text:span text:style-name="T110">Ponti</text:span><text:span text:style-name="T115">g</text:span><text:span text:style-name="T110">n</text:span><text:span text:style-name="T115">y, kde bylo uloženo do velké kaple chrámu</text:span><text:span text:style-name="T110">. (Hag., n. 112).</text:span></text:p>
      <text:p text:style-name="P9"><text:span text:style-name="T116">V lucemburském vévodství</text:span><text:span text:style-name="T110">, </text:span><text:span text:style-name="T116">památka blahoslavené Abatyše kláštera </text:span><text:span text:style-name="T117">Clairefontaine</text:span><text:span text:style-name="T117"><text:note text:id="ftn75" text:note-class="footnote"><text:note-citation>3</text:note-citation><text:note-body><text:p text:style-name="P5"><text:span text:style-name="T4">Abbatia Clarifontis in Belgio</text:span><text:span text:style-name="T36">, </text:span><text:span text:style-name="T6">Abbaye de Clairefontaine (Belgique)</text:span><text:span text:style-name="T36"> byl klášter cisterciaček nedaleko belgického města Arlon na hranicích s Lucemburskem. Založen 1247, zničen 1794. Jméno a duchovní tradice kláštera byly použity v obnoveném trapistickém klášteře u města Bouillon. Existuje ještě </text:span><text:span text:style-name="T37">mužský </text:span><text:span text:style-name="T36">klášter v Clairefontaine </text:span><text:span text:style-name="T38">na východě Francie u Dijonu. </text:span><text:span text:style-name="Menologium_20_-_20_commentarium"><text:span text:style-name="T8">(červen</text:span></text:span><text:span text:style-name="Menologium_20_-_20_commentarium"><text:span text:style-name="T12">ec</text:span></text:span><text:span text:style-name="Menologium_20_-_20_commentarium"><text:span text:style-name="T8">, pozn.</text:span></text:span><text:span text:style-name="Menologium_20_-_20_commentarium"><text:span text:style-name="T10"> </text:span></text:span><text:span text:style-name="Menologium_20_-_20_commentarium"><text:span text:style-name="T11">64</text:span></text:span><text:span text:style-name="Menologium_20_-_20_commentarium"><text:span text:style-name="T8">)</text:span></text:span></text:p></text:note-body></text:note></text:span><text:span text:style-name="T117"> </text:span><text:span text:style-name="T118">[</text:span><text:span text:style-name="Menologium_20_-_20_pronuntiatio"><text:span text:style-name="T90">klérfont</text:span></text:span><text:span text:style-name="Menologium_20_-_20_pronuntiatio"><text:span text:style-name="T105">ã</text:span></text:span><text:span text:style-name="Menologium_20_-_20_pronuntiatio"><text:span text:style-name="T106">n</text:span></text:span><text:span text:style-name="T118">]</text:span><text:span text:style-name="T110"> </text:span><text:span text:style-name="T124">Jan</text:span><text:span text:style-name="T127">y</text:span><text:span text:style-name="T110">, </text:span><text:span text:style-name="T119">o níž se vypráví, že si zasloužila často rozmlouvat a přebývat se svatými občany Božími a především se slavnou Boží Rodičkou</text:span><text:span text:style-name="T110">. </text:span><text:span text:style-name="T119">Ve sloupořadí klášterního kostela lze vidět kamennou tvář Panny Marie</text:span><text:span text:style-name="T110">, </text:span><text:span text:style-name="T119">jež dle spolehlivé tradice této Abatyši Janě, když přicházela, aby se k ní modlila a uctívala ji, odpovídala na pozdrav úklonou hlavy, a to často</text:span><text:span text:style-name="T110">. (Hag., n. 452).</text:span></text:p>
      <text:p text:style-name="P10"/>
      <text:p text:style-name="P7"><text:span text:style-name="T40">Roku</text:span> 1842, <text:span text:style-name="T40">posvěcení kostela Místa Svatého Bernarda ve městě </text:span>Bornem.</text:p>
      <text:p text:style-name="P10"><text:s text:c="4"/></text:p>
      <text:p text:style-name="P6"><text:soft-page-break/>28. září.</text:p>
      <text:p text:style-name="P9"><text:span text:style-name="T114">Ve francouzském klášteře </text:span><text:span text:style-name="T120">Longpont</text:span><text:span text:style-name="T120"><text:note text:id="ftn104" text:note-class="footnote"><text:note-citation>4</text:note-citation><text:note-body><text:p text:style-name="P1"><text:span text:style-name="T3">Abbatia Longi-Pontis</text:span>, <text:span text:style-name="T5">Abbaye Notre-Dame de Longpont</text:span> byl cisterciácký klášter ve stejnojmenné obci na severu Francie mezi Paříží a Remeší. Založen 1131, zrušen 1793, na místě kláštera je nyní „cisterciácká“ hospoda s ubytováním. <text:span text:style-name="Menologium_20_-_20_commentarium"><text:span text:style-name="T8">(</text:span></text:span><text:span text:style-name="Menologium_20_-_20_commentarium"><text:span text:style-name="T9">srpen</text:span></text:span><text:span text:style-name="Menologium_20_-_20_commentarium"><text:span text:style-name="T8">, pozn.</text:span></text:span><text:span text:style-name="Menologium_20_-_20_commentarium"><text:span text:style-name="T10"> </text:span></text:span><text:span text:style-name="Menologium_20_-_20_commentarium"><text:span text:style-name="T9">10</text:span></text:span><text:span text:style-name="Menologium_20_-_20_commentarium"><text:span text:style-name="T11">4</text:span></text:span><text:span text:style-name="Menologium_20_-_20_commentarium"><text:span text:style-name="T8">)</text:span></text:span></text:p></text:note-body></text:note></text:span><text:span text:style-name="T120"> [</text:span><text:span text:style-name="Menologium_20_-_20_pronuntiatio"><text:span text:style-name="T92">lõ</text:span></text:span><text:span text:style-name="Menologium_20_-_20_pronuntiatio"><text:span text:style-name="T96">npõn</text:span></text:span><text:span text:style-name="T120">]</text:span><text:span text:style-name="T110">, </text:span><text:span text:style-name="T124">B</text:span><text:span text:style-name="T128">lahoslavený</text:span><text:span text:style-name="T124"> Jan </text:span><text:span text:style-name="T128">z Montmirail</text:span><text:span text:style-name="T128"><text:note text:id="ftn76" text:note-class="footnote"><text:note-citation>5</text:note-citation><text:note-body><text:p text:style-name="P2">Joannes de Monte-mirabili</text:p></text:note-body></text:note></text:span><text:span text:style-name="T128"> </text:span><text:span text:style-name="T130">[</text:span><text:span text:style-name="Menologium_20_-_20_pronuntiatio"><text:span text:style-name="T103">m</text:span></text:span><text:span text:style-name="Menologium_20_-_20_pronuntiatio"><text:span text:style-name="T107">õ</text:span></text:span><text:span text:style-name="Menologium_20_-_20_pronuntiatio"><text:span text:style-name="T108">n</text:span></text:span><text:span text:style-name="Menologium_20_-_20_pronuntiatio"><text:span text:style-name="T103">mirél</text:span></text:span><text:span text:style-name="T130">]</text:span><text:span text:style-name="T110">, mn</text:span><text:span text:style-name="T114">i</text:span><text:span text:style-name="T110">ch. </text:span><text:span text:style-name="T114">Byl urozeným mužem v celém francouzském království slavně vyvýšeným</text:span><text:span text:style-name="T110">, </text:span><text:span text:style-name="T114">jenž i krále Filipa II. Augusta, s nímž jej pojilo </text:span><text:span text:style-name="T121">pevné</text:span><text:span text:style-name="T114"> přátelství, s neuvěřitelným nasazením vysvobodil ze středu nepřátel a smrtelného nebezpečí</text:span><text:span text:style-name="T110">. </text:span><text:span text:style-name="T114">Ze světské marnosti jej Boží milost povolala zpět</text:span><text:span text:style-name="T110">, </text:span><text:span text:style-name="T121">na svém hradě Montmirail [</text:span><text:span text:style-name="Menologium_20_-_20_pronuntiatio"><text:span text:style-name="T93">mõnmirél</text:span></text:span><text:span text:style-name="T121">] zbudoval útulek pro chudé a poutníky</text:span><text:span text:style-name="T110">, </text:span><text:span text:style-name="T121">v němž jim on sám posluhoval, líbal jejich ošklivé vředy</text:span><text:span text:style-name="T110">; </text:span><text:span text:style-name="T121">a zápach tento vítěz nad sebou </text:span><text:span text:style-name="T122">po</text:span><text:span text:style-name="T121">c</text:span><text:span text:style-name="T122">iťova</text:span><text:span text:style-name="T121">l v plnosti</text:span><text:span text:style-name="T110">; </text:span><text:span text:style-name="T121">a přikázal, aby potřeby, které jsou určeny pro nemocné</text:span><text:span text:style-name="T110">, </text:span><text:span text:style-name="T121">jim především on sám podával a obsluhoval je</text:span><text:span text:style-name="T110">; </text:span><text:span text:style-name="T121">a mrtvé on sám často odnášel ku pohřbu</text:span><text:span text:style-name="T110">; </text:span><text:span text:style-name="T121">navštěvoval také malomocné, dával jim almužny a přitom jim vždy políbil ruku</text:span><text:span text:style-name="T110">, </text:span><text:span text:style-name="T121">chudé nechával spát ve své posteli, </text:span><text:span text:style-name="T122">zatímco on</text:span><text:span text:style-name="T121"> sám spal na zemi</text:span><text:span text:style-name="T110">. </text:span><text:span text:style-name="T121">Poté se však, se souhlasem manželky,</text:span><text:span text:style-name="T110"> </text:span><text:span text:style-name="T121">ve věku více než padesáti let vydal do kláštera </text:span><text:span text:style-name="T120">Longpont [</text:span><text:span text:style-name="Menologium_20_-_20_pronuntiatio"><text:span text:style-name="T92">lõ</text:span></text:span><text:span text:style-name="Menologium_20_-_20_pronuntiatio"><text:span text:style-name="T96">npõn</text:span></text:span><text:span text:style-name="T120">]</text:span><text:span text:style-name="T110">. </text:span><text:span text:style-name="T121">Zde pak na převelice prostých pokrmech krotil své chutě</text:span><text:span text:style-name="T110">, </text:span><text:span text:style-name="T121">a měl ve zvyku je mísit se studenou vodou</text:span><text:span text:style-name="T110">, </text:span><text:span text:style-name="T121">aby při jídle nepociťoval ani trochu potěšení</text:span><text:span text:style-name="T110">. </text:span><text:span text:style-name="T123">To dělal také proto, aby zanechal přeslavné památky své poslušnosti a lásky, a co více, své pokory</text:span><text:span text:style-name="T110">. </text:span><text:span text:style-name="T123">Téměř sedm let strávil v řeholním životě, když na svátek Svatého </text:span><text:span text:style-name="T110">Micha</text:span><text:span text:style-name="T123">e</text:span><text:span text:style-name="T110">l</text:span><text:span text:style-name="T123">a</text:span><text:span text:style-name="T110"> Archan</text:span><text:span text:style-name="T123">dě</text:span><text:span text:style-name="T110">l</text:span><text:span text:style-name="T123">a roku</text:span><text:span text:style-name="T110"> 1227 </text:span><text:span text:style-name="T123">odešel k Pánu</text:span><text:span text:style-name="T110">; </text:span><text:span text:style-name="T123">a Pán ráčil u jeho hrobu vykonat mnoho zázraků pro zásluhy svého svatého</text:span><text:span text:style-name="T110">. </text:span><text:span text:style-name="T123">Jeho úctu, která trvala od nepaměti, potvrdil Papež </text:span><text:span text:style-name="T110">Le</text:span><text:span text:style-name="T123">v </text:span><text:span text:style-name="T110">XI</text:span><text:span text:style-name="T123">II. roku </text:span><text:span text:style-name="T110">1891. (Hag., n. 39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BT S.O.Cist.:onum" svg:font-family="'Bookman BT S.O.Cist.:onum'" style:font-family-generic="roman" style:font-pitch="variable"/>
    <style:font-face style:name="Liberation Sans" svg:font-family="'Liberation Sans'" style:font-family-generic="roman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2" svg:font-family="'Linux Libertine S.O.Cist.'" style:font-adornments="Regular" style:font-family-generic="modern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style:font-name="Linux Libertine S.O.Cist.2" fo:font-family="'Linux Libertine S.O.Cist.'" style:font-style-name="Regular" style:font-family-generic="modern" style:font-pitch="variable" fo:font-size="10pt" fo:language="cs" fo:country="CZ" style:font-size-asian="10pt" style:font-size-complex="10pt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2:29:06.608000000</meta:creation-date>
    <dc:date>2022-09-27T12:30:19.431000000</dc:date>
    <meta:editing-duration>PT1M13S</meta:editing-duration>
    <meta:editing-cycles>1</meta:editing-cycles>
    <meta:document-statistic meta:table-count="0" meta:image-count="0" meta:object-count="0" meta:page-count="2" meta:paragraph-count="12" meta:word-count="618" meta:character-count="4044" meta:non-whitespace-character-count="3433"/>
    <meta:generator>LibreOffice/7.3.5.2$Windows_x86 LibreOffice_project/184fe81b8c8c30d8b5082578aee2fed2ea847c01</meta:generator>
  </office:meta>
</office:document-meta>
</file>